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, Verdana, Arial, Helvetica, sans-serif"/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65c9e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3pt" officeooo:rsid="001149bc" officeooo:paragraph-rsid="00165c9e" style:font-size-asian="13pt" style:font-size-complex="13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officeooo:paragraph-rsid="00165c9e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arial" fo:font-size="13pt" officeooo:paragraph-rsid="00165c9e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165c9e" officeooo:paragraph-rsid="00165c9e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fo:font-weight="bold" officeooo:rsid="001149bc" officeooo:paragraph-rsid="00165c9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paragraph-rsid="00165c9e"/>
    </style:style>
    <style:style style:name="P8" style:family="paragraph" style:parent-style-name="Standard">
      <style:paragraph-properties fo:text-align="center" style:justify-single-word="false"/>
      <style:text-properties officeooo:paragraph-rsid="00165c9e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paragraph-rsid="00165c9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officeooo:paragraph-rsid="00165c9e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65c9e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9a9ed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3pt" officeooo:rsid="001149bc" officeooo:paragraph-rsid="001b0459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3pt" fo:font-weight="bold" officeooo:rsid="001149bc" officeooo:paragraph-rsid="00165c9e" style:font-size-asian="13pt" style:font-weight-asian="bold" style:font-size-complex="13pt" style:font-weight-complex="bold"/>
    </style:style>
    <style:style style:name="T1" style:family="text">
      <style:text-properties fo:font-variant="normal" fo:text-transform="none" fo:color="#1a1617" fo:letter-spacing="normal" fo:font-style="normal" fo:font-weight="normal"/>
    </style:style>
    <style:style style:name="T2" style:family="text">
      <style:text-properties fo:font-variant="normal" fo:text-transform="none" fo:color="#1a1617" fo:letter-spacing="normal" fo:font-style="normal" fo:font-weight="normal" officeooo:rsid="00166789"/>
    </style:style>
    <style:style style:name="T3" style:family="text">
      <style:text-properties fo:font-variant="normal" fo:text-transform="none" fo:color="#1a1617" fo:letter-spacing="normal" fo:font-style="normal" fo:font-weight="normal" officeooo:rsid="0017bac7"/>
    </style:style>
    <style:style style:name="T4" style:family="text">
      <style:text-properties fo:font-variant="normal" fo:text-transform="none" fo:color="#1a1617" fo:letter-spacing="normal" fo:font-style="normal" fo:font-weight="normal" officeooo:rsid="0018fe97"/>
    </style:style>
    <style:style style:name="T5" style:family="text">
      <style:text-properties fo:font-variant="normal" fo:text-transform="none" fo:color="#1a1617" fo:letter-spacing="normal" fo:font-style="normal" fo:font-weight="normal" officeooo:rsid="0019a9ed"/>
    </style:style>
    <style:style style:name="T6" style:family="text">
      <style:text-properties fo:font-variant="normal" fo:text-transform="none" fo:color="#1a1617" fo:letter-spacing="normal" fo:font-style="normal" fo:font-weight="normal" officeooo:rsid="001b0459"/>
    </style:style>
    <style:style style:name="T7" style:family="text">
      <style:text-properties fo:font-variant="normal" fo:text-transform="none" fo:color="#212121" style:font-name="arial" fo:letter-spacing="normal" fo:font-style="normal" fo:font-weight="normal" style:font-size-asian="13pt" style:font-size-complex="13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49bc" style:font-weight-asian="bold" style:font-weight-complex="bold"/>
    </style:style>
    <style:style style:name="T10" style:family="text">
      <style:text-properties officeooo:rsid="001149bc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GRE </text:p>
      <text:p text:style-name="P8"><text:span text:style-name="T11">Analiza problema</text:span><text:span text:style-name="T12"> </text:span></text:p>
      <text:p text:style-name="P10"/>
      <text:p text:style-name="P8"/>
      <text:p text:style-name="P8"/>
      <text:p text:style-name="P8"/>
      <text:p text:style-name="P3"/>
      <text:p text:style-name="P2"><text:s/>Univerzitet u Beogradu, </text:p>
      <text:p text:style-name="P2">Matematički Fakultet</text:p>
      <text:p text:style-name="P3"/>
      <text:p text:style-name="P3"/>
      <text:p text:style-name="P3"/>
      <text:p text:style-name="P3"/>
      <text:p text:style-name="P3"/>
      <text:p text:style-name="P2">Vojkan Cvijović</text:p>
      <text:p text:style-name="P2">Maksim Đurđevac</text:p>
      <text:p text:style-name="P2">Saša Cvetković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eograd,</text:p>
      <text:p text:style-name="P2">decembar 2017</text:p>
      <text:p text:style-name="P2"><text:soft-page-break/></text:p>
      <text:p text:style-name="P1"/>
      <text:p text:style-name="P1"><text:span text:style-name="T8">PREUZETO SA</text:span>: </text:p>
      <text:p text:style-name="P1"/>
      <text:p text:style-name="P1"/>
      <text:p text:style-name="P5">https://www.ets.org/gre/revised_general/prepare/analytical_writing/issue/pool</text:p>
      <text:p text:style-name="P1"/>
      <text:p text:style-name="P1"/>
      <text:p text:style-name="P1"/>
      <text:p text:style-name="P1"/>
      <text:p text:style-name="P1"/>
      <text:p text:style-name="P4"><text:span text:style-name="T9">TEMA</text:span><text:span text:style-name="T10">: </text:span></text:p>
      <text:p text:style-name="P7"><text:span text:style-name="T13"><text:line-break/><text:tab/></text:span><text:span text:style-name="T7">Nacije bi trebale obustaviti vladina sredstva za umetnost kada je značajan broj njihovih građana gladan ili nezaposlen.</text:span></text:p>
      <text:p text:style-name="P1"/>
      <text:p text:style-name="P6"/>
      <text:p text:style-name="P6"/>
      <text:p text:style-name="P1"><text:span text:style-name="T8">ODGOVOR</text:span>: </text:p>
      <text:p text:style-name="P1"/>
      <text:p text:style-name="P1"/>
      <text:p text:style-name="P12"><text:span text:style-name="T1">U vreme ekonomske stabilnosti, vrednost umetnosti retko se vidi kao suvišna. Kada je novac na raspolaganju, potražnja za umetno</text:span><text:span text:style-name="T3">šću</text:span><text:span text:style-name="T1"> se lako ispunjava vladinim finansiranjem – </text:span><text:span text:style-name="T3">same </text:span><text:span text:style-name="T1">umetničke revolucije često su se razvijale ruku pod ruku sa kulturnim i ekonomskim prosperitetom. Međutim vreme</text:span><text:span text:style-name="T4">na</text:span><text:span text:style-name="T1"> fiskaln</text:span><text:span text:style-name="T4">ih</text:span><text:span text:style-name="T1"> depresij</text:span><text:span text:style-name="T4">a su</text:span><text:span text:style-name="T1"> često iza </text:span><text:span text:style-name="T4">samog </text:span><text:span text:style-name="T1">ugla. Tokom ovog perioda, vlad</text:span><text:span text:style-name="T4">e</text:span><text:span text:style-name="T1"> bi trebalo da obustav</text:span><text:span text:style-name="T4">e</text:span><text:span text:style-name="T1"> ovo finansiranje - bez obzira na </text:span><text:span text:style-name="T4">bitnost umetnosti </text:span><text:span text:style-name="T1">za kulturu - i zameniti je podrškom za gladne članove zajednice </text:span><text:span text:style-name="T4">koje se bore da prežive</text:span><text:span text:style-name="T1">.<text:line-break/><text:line-break/>Oni koji se zalažu za suspenziju finansiranja umetnosti mogu se smatrati filistinima. Međutim, ova izjava uopšte ne pokreće </text:span><text:span text:style-name="T4">pitanje </text:span><text:span text:style-name="T1">vrednost</text:span><text:span text:style-name="T4">i</text:span><text:span text:style-name="T1"> umetnosti. Zapravo, ovaj argument čak ne pokušava da tvrdi da vlada uopšte ne bi trebala finansirati umetn</text:span><text:span text:style-name="T4">o</text:span><text:span text:style-name="T2">st</text:span><text:span text:style-name="T1">. Umesto toga, ovaj argument </text:span><text:span text:style-name="T5">govori da </text:span><text:span text:style-name="T1">ljudski život </text:span><text:span text:style-name="T5">vredi </text:span><text:span text:style-name="T1">više od idealističkih umetničkih vrednosti i jednostavno traži da se umetnička sredstva suspenduju - ne otkazuju se u potpunosti - sve dok </text:span><text:span text:style-name="T5">ne prođe</text:span><text:span text:style-name="T1"> ekonomski problem.<text:line-break/><text:line-break/>Hajde da zamislimo da SAD doživljavaju još jednu veliku depresiju. U takvim vremenima ekonomskog poremećaja, stanovništvo nije bilo zabrinuto oko pravljenja vremena za muzej umetnosti. Naprotiv, oni su čekali u linijama hleba, nadajući se da će pronaći hranu kako bi osigurali opstanak. Kada </text:span><text:span text:style-name="T6">su </text:span><text:span text:style-name="T1">većina građana </text:span><text:span text:style-name="T6">gladni</text:span><text:span text:style-name="T1">, beskućnici i </text:span><text:span text:style-name="T6">bore se da </text:span><text:span text:style-name="T1">preživ</text:span><text:span text:style-name="T6">e</text:span><text:span text:style-name="T1">, dužnost je da vlada obezbedi svoje ljude. Ustav Sjedinjenih Država ne obećava umetnički izraz, on obećava život - i bez podrške vlade, mnogi građani u ekonomskom </text:span><text:span text:style-name="T6">katastrofama</text:span><text:span text:style-name="T1"> umiru bez hrane, vode, skloništa i medicinske zaštite. U takvim situacijama, apsolutno je bitno da umetnička sredstva budu stavljena na </text:span><text:span text:style-name="T2">zadnje mesto</text:span><text:span text:style-name="T1"> kako bi se prvo osiguralo da se zadovolje osnovne potrebe svih građana.<text:line-break/><text:line-break/></text:span></text:p>
      <text:p text:style-name="P13"><text:soft-page-break/><text:span text:style-name="T1">Međutim, može se tvrditi da s</text:span><text:span text:style-name="T2">u</text:span><text:span text:style-name="T1"> </text:span><text:span text:style-name="T6">se </text:span><text:span text:style-name="T1">umetničk</text:span><text:span text:style-name="T6">a</text:span><text:span text:style-name="T1"> nasleđ</text:span><text:span text:style-name="T6">a</text:span><text:span text:style-name="T1"> često stvara</text:span><text:span text:style-name="T6">la</text:span><text:span text:style-name="T1"> iz </text:span><text:span text:style-name="T6">baš takvih </text:span><text:span text:style-name="T1">situacija, kao što su vremena ekonomskih teškoća. Slično tome neverovatna umetnička dela zapravo su donel</text:span><text:span text:style-name="T6">a</text:span><text:span text:style-name="T1"> sves</text:span><text:span text:style-name="T6">t</text:span><text:span text:style-name="T1"> i podršku siromašnim zajednicama - u tom smislu, umetničko finansiranje može u stvari podstaći dalje nevladino fiskalno finansiranje, stoga prouzrokujući da se problem rešava brže i efikasnije.<text:line-break/></text:span></text:p>
      <text:p text:style-name="P13"><text:span text:style-name="T6">Zaključak:</text:span><text:span text:style-name="T1"><text:line-break/>U savršenom svetu, vlad</text:span><text:span text:style-name="T2">e</text:span><text:span text:style-name="T1"> bi mogla istovremeno podržati umetnost i osnovne potrebe svih građana. U stvarnosti, podrška vlade je često ograničena. Shodno tome, argument da umetničko finansiranje treba obustaviti u korist poboljšanja prihoda siromašnih zajednica je i validno i opravda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, Verdana, Arial, Helvetica, sans-serif"/>
    <style:font-face style:name="FreeSans1" svg:font-family="FreeSans" style:font-family-generic="swiss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8:55:01.190750292</meta:creation-date>
    <dc:date>2017-12-22T08:26:57.187222287</dc:date>
    <meta:editing-duration>PT18M1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17" meta:word-count="403" meta:character-count="2795" meta:non-whitespace-character-count="2394"/>
  </office:meta>
</office:document-meta>
</file>